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monospace" svg:font-family="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Standard">
      <style:paragraph-properties fo:text-align="end" style:justify-single-word="false"/>
      <style:text-properties style:font-name="Arial" fo:font-size="15pt" style:font-size-asian="15pt" style:font-size-complex="15pt"/>
    </style:style>
    <style:style style:name="P3" style:family="paragraph" style:parent-style-name="Standard" style:list-style-name="L1">
      <style:text-properties style:font-name="Arial" fo:font-size="10pt" style:font-size-asian="10pt" style:font-size-complex="10pt"/>
    </style:style>
    <style:style style:name="P4" style:family="paragraph" style:parent-style-name="Standard">
      <style:text-properties fo:color="#000000" style:font-name="Arial" fo:font-size="10pt" style:font-size-asian="10pt" style:font-size-complex="10pt"/>
    </style:style>
    <style:style style:name="T1" style:family="text">
      <style:text-properties fo:font-weight="bold" style:font-weight-asian="bold" style:font-weight-complex="bold"/>
    </style:style>
    <style:style style:name="T2" style:family="text">
      <style:text-properties fo:font-variant="normal" fo:text-transform="none" fo:color="#2c363a" style:font-name="monospace" fo:font-size="9.75pt" fo:letter-spacing="normal" fo:font-style="normal" fo:font-weight="normal"/>
    </style:style>
    <style:style style:name="T3" style:family="text">
      <style:text-properties fo:font-variant="normal" fo:text-transform="none" fo:color="#2c363a" fo:font-size="9.75pt" fo:letter-spacing="normal" fo:font-style="normal" fo:font-weight="normal"/>
    </style:style>
    <style:style style:name="T4" style:family="text">
      <style:text-properties fo:font-variant="normal" fo:text-transform="none" fo:font-size="9.75pt"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L</text:span>a<text:span text:style-name="T1">L</text:span>unetterie<text:span text:style-name="T1">D</text:span>u<text:span text:style-name="T1">C</text:span>oin</text:p>
      <text:p text:style-name="P1">Le service après-vente est gratuit pour nos client.es</text:p>
      <text:p text:style-name="P1">Tarifs des prestations : <text:tab/></text:p>
      <text:list xml:id="list4219766776347365020" text:style-name="L1">
        <text:list-item>
          <text:list>
            <text:list-item>
              <text:list>
                <text:list-item>
                  <text:list>
                    <text:list-item>
                      <text:p text:style-name="P3">Visserie : 1€</text:p>
                    </text:list-item>
                    <text:list-item>
                      <text:p text:style-name="P3">Plaquettes : 2€</text:p>
                    </text:list-item>
                    <text:list-item>
                      <text:p text:style-name="P3">Ajustage : 2€</text:p>
                    </text:list-item>
                    <text:list-item>
                      <text:p text:style-name="P3">Restauration : 5€</text:p>
                    </text:list-item>
                  </text:list>
                </text:list-item>
              </text:list>
            </text:list-item>
          </text:list>
        </text:list-item>
      </text:list>
      <text:p text:style-name="P1"/>
      <text:p text:style-name="P1">Les lunettes sont manufacturées par nos spécialistes expérimentés et conçues à partir de matériaux nobles. Il est important de traiter vos lunettes avec délicatesse. Les ajustages, nettoyages ainsi que le remplacement des plaquettes et visseries sont gratuit pour nos client.es.</text:p>
      <text:p text:style-name="P1">Politique de retour :</text:p>
      <text:p text:style-name="P1">Il n'existe aucun droit de rétractation pour l'achat de produits personnalisés en boutique. </text:p>
      <text:p text:style-name="P1">Seuls les produits neufs et en parfait état d'origine, accompagnés des accessoires , pourront être retournés contre un échange, un avoir ou un remboursement, dans un délai de trente (30) jours à compter de la date d'achat. </text:p>
      <text:p text:style-name="P1">Les montures personnalisées, ajustées ne pourront êtres retournées. Cette politique de retour vient s'ajouter aux droits issus des garanties légales des produits défectueux et des vices cachés et peut être soumise à d'autres conditions.</text:p>
      <text:p text:style-name="P4"><text:span text:style-name="T4">En cas de changements de puissances de verres , suivant les trente (30) jours de la livraison de l'équipement, une franchise de quatre vingt dix (90) euros pour les verres progressifs et quarante cinq (45) euros pour les verres unifocaux est appliquée pour l'ensemble de la commande.</text:span> <text:s/></text:p>
      <text:p text:style-name="P4"/>
      <text:p text:style-name="P1">Les règlements par chèques sont acceptés sur présentation d'une pièce d'identité concordante. Nous nous réservons le droit d'annuler le règlement par tiers payant. Un participation aux frais de transport et logistique de sept (7) euros est demandée pour toute commande de lentilles d'essa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monospace" svg:font-family="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8cm" fo:page-height="13cm" style:num-format="1" style:print-orientation="portrait" fo:margin-top="0.559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5-04T16:29:46.50</meta:creation-date>
    <meta:print-date>2024-06-15T10:13:17.35</meta:print-date>
    <dc:date>2024-06-15T10:13:07.67</dc:date>
    <meta:editing-duration>PT44M42S</meta:editing-duration>
    <meta:editing-cycles>3</meta:editing-cycles>
    <meta:generator>OpenOffice/4.1.11$Win32 OpenOffice.org_project/4111m1$Build-9808</meta:generator>
    <meta:document-statistic meta:table-count="0" meta:image-count="0" meta:object-count="0" meta:page-count="1" meta:paragraph-count="14" meta:word-count="247" meta:character-count="1584"/>
  </office:meta>
</office:document-meta>
</file>